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12CD97E767E7B795B5E.png" manifest:media-type="image/png"/>
  <manifest:file-entry manifest:full-path="Pictures/100000000000036A000001188122B34AD8C9AE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5pt" style:font-size-asian="15pt" style:font-size-complex="15pt"/>
    </style:style>
    <style:style style:name="P2" style:family="paragraph" style:parent-style-name="Text_20_body" style:list-style-name="L1"/>
    <style:style style:name="P3" style:family="paragraph" style:parent-style-name="Text_20_body" style:list-style-name="L1">
      <style:text-properties fo:font-size="15pt" style:font-size-asian="15pt" style:font-size-complex="15pt"/>
    </style:style>
    <style:style style:name="P4" style:family="paragraph" style:parent-style-name="Text_20_body" style:list-style-name="L1">
      <style:text-properties fo:font-size="15pt" fo:font-weight="bold" officeooo:rsid="002090c2" officeooo:paragraph-rsid="002090c2" style:font-size-asian="15pt" style:font-weight-asian="bold" style:font-size-complex="15pt" style:font-weight-complex="bold"/>
    </style:style>
    <style:style style:name="P5" style:family="paragraph" style:parent-style-name="Text_20_body" style:list-style-name="L1">
      <style:text-properties fo:font-size="15pt" fo:font-weight="normal" officeooo:rsid="002090c2" officeooo:paragraph-rsid="002090c2" style:font-size-asian="15pt" style:font-weight-asian="normal" style:font-size-complex="15pt" style:font-weight-complex="normal"/>
    </style:style>
    <style:style style:name="P6" style:family="paragraph" style:parent-style-name="Text_20_body" style:list-style-name="L2">
      <style:text-properties fo:font-weight="normal" officeooo:rsid="002090c2" officeooo:paragraph-rsid="002090c2" style:font-weight-asian="normal" style:font-weight-complex="normal"/>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officeooo:rsid="002933b2" officeooo:paragraph-rsid="002933b2"/>
    </style:style>
    <style:style style:name="P10" style:family="paragraph" style:parent-style-name="Text_20_body" style:list-style-name="L3">
      <style:paragraph-properties fo:margin-top="0cm" fo:margin-bottom="0cm" loext:contextual-spacing="false"/>
      <style:text-properties fo:font-size="15pt" style:font-size-asian="15pt" style:font-size-complex="15pt"/>
    </style:style>
    <style:style style:name="P11" style:family="paragraph" style:parent-style-name="Heading_20_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style="normal" style:font-size-asian="15pt" style:font-style-asian="normal" style:font-size-complex="15pt" style:font-style-complex="normal"/>
    </style:style>
    <style:style style:name="T4" style:family="text">
      <style:text-properties fo:font-size="15pt" fo:font-style="normal" officeooo:rsid="002933b2" style:font-size-asian="15pt" style:font-style-asian="normal" style:font-size-complex="15pt" style:font-style-complex="normal"/>
    </style:style>
    <style:style style:name="T5" style:family="text">
      <style:text-properties fo:font-size="15pt" fo:font-style="normal" fo:font-weight="normal"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2933b2" style:font-size-asian="15pt" style:font-style-asian="normal" style:font-weight-asian="normal" style:font-size-complex="15pt" style:font-style-complex="normal" style:font-weight-complex="normal"/>
    </style:style>
    <style:style style:name="T7" style:family="text">
      <style:text-properties fo:font-size="15pt" fo:font-style="normal" fo:font-weight="bold" officeooo:rsid="002933b2" style:font-size-asian="15pt" style:font-style-asian="normal" style:font-weight-asian="bold" style:font-size-complex="15pt" style:font-style-complex="normal" style:font-weight-complex="bold"/>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does a C program executes?</text:h>
      <text:p text:style-name="Text_20_body"><text:span text:style-name="T1"><text:line-break/></text:span><text:span text:style-name="T1"><draw:frame draw:style-name="fr1" draw:name="Image1" text:anchor-type="as-char" svg:y="-8.828cm" svg:width="17.729cm" svg:height="5.681cm" draw:z-index="0"><draw:image xlink:href="Pictures/100000000000036A000001188122B34AD8C9AE2E.png" xlink:type="simple" xlink:show="embed" xlink:actuate="onLoad"/></draw:frame></text:span></text:p>
      <text:list xml:id="list5027679047455237040" text:style-name="L1">
        <text:list-item>
          <text:p text:style-name="P3">Whenever a C program file is compiled and executed, the compiler generates some files with the same name as that of the C program file but with different extensions. </text:p>
        </text:list-item>
        <text:list-item>
          <text:p text:style-name="P3">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p>
        </text:list-item>
        <text:list-item>
          <text:p text:style-name="P2"><text:span text:style-name="Strong_20_Emphasis"><text:span text:style-name="T1">Linker</text:span></text:span><text:span text:style-name="T1">: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should be able to link. This is what the Linker does. So, when we write </text:span><text:soft-page-break/><text:span text:style-name="T1">#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2"><text:span text:style-name="Strong_20_Emphasis"><text:span text:style-name="T1">Loader</text:span></text:span><text:span text:style-name="T1">: Whenever we give the command to execute a particular program, the loader comes into work. The loader will load the .exe file in RAM and inform the CPU with the starting point of the address where this program is loaded</text:span></text:p>
          <text:p text:style-name="P2"><draw:frame draw:style-name="fr2" draw:name="Image2" text:anchor-type="as-char" svg:width="5.636cm" svg:height="7.938cm" draw:z-index="1"><draw:image xlink:href="Pictures/10000201000000D50000012CD97E767E7B795B5E.png" xlink:type="simple" xlink:show="embed" xlink:actuate="onLoad"/></draw:frame></text:p>
        </text:list-item>
        <text:list-item>
          <text:p text:style-name="P2"><text:span text:style-name="Strong_20_Emphasis"><text:span text:style-name="T1">Instruction Register</text:span></text:span><text:span text:style-name="T1">: It holds the current instructions to be executed by the CPU.<text:line-break/></text:span><text:span text:style-name="Strong_20_Emphasis"><text:span text:style-name="T1">Program Counter</text:span></text:span><text:span text:style-name="T1">: It contains the address of the next instructions to be executed by the CPU.<text:line-break/></text:span><text:span text:style-name="Strong_20_Emphasis"><text:span text:style-name="T1">Accumulator</text:span></text:span><text:span text:style-name="T1">: It stores the information related to calculations.</text:span></text:p>
        </text:list-item>
        <text:list-item>
          <text:p text:style-name="P3">The loader informs Program Counter about the first instruction and initiates the execution. Then onwards, Program Counter handles the task.</text:p>
        </text:list-item>
        <text:list-item>
          <text:p text:style-name="P4">LOADER</text:p>
        </text:list-item>
        <text:list-item>
          <text:p text:style-name="P5">Loader loads the executable module to the main memory for execution.</text:p>
        </text:list-item>
        <text:list-item>
          <text:p text:style-name="P5">Loader takes executable module generated by a linker as input.</text:p>
        </text:list-item>
        <text:list-item>
          <text:p text:style-name="P5">Loader allocates the addresses to an executable module in main memory for execution</text:p>
        </text:list-item>
        <text:list-item>
          <text:p text:style-name="P5"><text:soft-page-break/>The types of Loader are Absolute loading, Relocatable loading and Dynamic Run-time loading.</text:p>
        </text:list-item>
      </text:list>
      <text:list xml:id="list193533761975768609" text:style-name="L2">
        <text:list-item>
          <text:p text:style-name="P6"><text:span text:style-name="Strong_20_Emphasis"><text:span text:style-name="T2">Loader</text:span></text:span><text:span text:style-name="T1"> is the program of the </text:span><text:span text:style-name="Strong_20_Emphasis"><text:span text:style-name="T2">operating system</text:span></text:span><text:span text:style-name="T1"> which </text:span><text:span text:style-name="Strong_20_Emphasis"><text:span text:style-name="T2">loads the executable from the disk into the primary memory(RAM) for execution</text:span></text:span><text:span text:style-name="T1">. It allocates the memory space to the executable module in main memory and then transfers control to the beginning instruction of the program . </text:span></text:p>
        </text:list-item>
        <text:list-item>
          <text:p text:style-name="P6"><text:span text:style-name="T1">What really happens while running the executable: One could also use </text:span><text:span text:style-name="Strong_20_Emphasis"><text:span text:style-name="T2">strace</text:span></text:span><text:span text:style-name="T1"> command for the same.</text:span></text:p>
        </text:list-item>
      </text:list>
      <text:p text:style-name="Text_20_body"><text:span text:style-name="T1">The first call which is displayed is ‘</text:span><text:span text:style-name="Strong_20_Emphasis"><text:span text:style-name="T1">execve()</text:span></text:span><text:span text:style-name="T1">‘ which actually is the loader . This loader creates the process which involves:</text:span></text:p>
      <text:list xml:id="list1008319889198597707" text:style-name="L3">
        <text:list-item>
          <text:p text:style-name="P10">Reading the file and creating an address space for the process. </text:p>
        </text:list-item>
        <text:list-item>
          <text:p text:style-name="P10">Page table entries for the instructions, data and program stack are created and the register set is initialized. </text:p>
        </text:list-item>
        <text:list-item>
          <text:p text:style-name="P7"><text:span text:style-name="T1">Then, Executes a jump instruction to the first instruction of the program which generally causes a page fault and the first page of your instructions is brought into memory.</text:span> </text:p>
        </text:list-item>
      </text:list>
      <text:p text:style-name="Text_20_body"/>
      <text:h text:style-name="P1" text:outline-level="1">When do we pass arguments by reference or pointer?</text:h>
      <text:p text:style-name="Text_20_body"/>
      <text:list xml:id="list1724220336590279153" text:style-name="L4">
        <text:list-item>
          <text:p text:style-name="P8"><text:span text:style-name="Strong_20_Emphasis"><text:span text:style-name="Emphasis"><text:span text:style-name="T5">To modify local variables of the caller function</text:span></text:span></text:span></text:p>
        </text:list-item>
        <text:list-item>
          <text:p text:style-name="P8"><text:span text:style-name="Emphasis"><text:span text:style-name="Strong_20_Emphasis"><text:span text:style-name="T5">For passing large sized arguments</text:span></text:span></text:span></text:p>
        </text:list-item>
      </text:list>
      <text:p text:style-name="Text_20_body"><text:span text:style-name="Emphasis"><text:span text:style-name="T6"/></text:span></text:p>
      <text:h text:style-name="Heading_20_1" text:outline-level="1"><text:span text:style-name="Emphasis"><text:span text:style-name="T7">Redeclaration of global variable in C</text:span></text:span></text:h>
      <text:p text:style-name="P9">int x;</text:p>
      <text:p text:style-name="P9">int x = 5; <text:s text:c="2"/></text:p>
      <text:p text:style-name="P9">int main() </text:p>
      <text:p text:style-name="P9">{ </text:p>
      <text:p text:style-name="P9">printf("%d", x);</text:p>
      <text:p text:style-name="P9">} </text:p>
      <text:p text:style-name="P9"><text:soft-page-break/><text:span text:style-name="Strong_20_Emphasis"><text:span text:style-name="T2">C allows a global variable to be declared again when first declaration doesn’t initialize the variable.</text:span></text:span></text:p>
      <text:p text:style-name="P9"/>
      <text:p text:style-name="P9"/>
      <text:p text:style-name="P9"/>
      <text:p text:style-name="Text_20_body"><text:span text:style-name="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10T19:27:36.063123647</dc:date>
    <meta:editing-duration>PT1H18M22S</meta:editing-duration>
    <meta:editing-cycles>7</meta:editing-cycles>
    <meta:generator>LibreOffice/5.1.6.2$Linux_X86_64 LibreOffice_project/10m0$Build-2</meta:generator>
    <meta:document-statistic meta:table-count="0" meta:image-count="2" meta:object-count="0" meta:page-count="4" meta:paragraph-count="31" meta:word-count="620" meta:character-count="3537" meta:non-whitespace-character-count="2953"/>
  </office:meta>
</office:document-meta>
</file>